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(" close=")">
          <mrow>
            <msub>
              <mo stretchy="false">∇</mo>
              <mi>r</mi>
            </msub>
            <mi>S</mi>
          </mrow>
        </mfenced>
        <mn>2</mn>
      </msup>
      <mrow>
        <mi/>
        <mo stretchy="false">=</mo>
        <mi/>
      </mrow>
      <mfrac>
        <mn>1</mn>
        <msup>
          <mi>u</mi>
          <mn>2</mn>
        </msup>
      </mfrac>
      <msup>
        <mfenced open="(" close=")">
          <mrow>
            <mfrac>
              <mrow>
                <mo stretchy="false">∂</mo>
                <mi>S</mi>
              </mrow>
              <mrow>
                <mo stretchy="false">∂</mo>
                <mi>t</mi>
              </mrow>
            </mfrac>
          </mrow>
        </mfenced>
        <mn>2</mn>
      </msup>
    </mrow>
    <annotation encoding="StarMath 5.0">left ( nabla _r S right ) ^2 `=` 1 over u^2 left ( {partial S} over {partial t}  right )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26:49.838000000</meta:creation-date>
    <meta:generator>LibreOffice/4.1.4.2$Windows_x86 LibreOffice_project/0a0440ccc0227ad9829de5f46be37cfb6edcf72</meta:generator>
  </office:meta>
</office:document-meta>
</file>